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ConfigInterfaceTests.method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ConfigInterfaceTests.countRowsInTable(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ConfigInterfaceTests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ConfigInterfaceTests.assertNumUsers( int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